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36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[.B3]*2" office:value-type="float" office:value="320" calcext:value-type="float">
            <text:p>320</text:p>
          </table:table-cell>
          <table:table-cell table:style-name="ce1" table:formula="of:=[.C3]*2" office:value-type="float" office:value="640" calcext:value-type="float">
            <text:p>640</text:p>
          </table:table-cell>
          <table:table-cell table:style-name="ce1" table:formula="of:=[.D3]*2" office:value-type="float" office:value="1280" calcext:value-type="float">
            <text:p>1280</text:p>
          </table:table-cell>
          <table:table-cell table:style-name="ce1" table:formula="of:=[.E3]*2" office:value-type="float" office:value="2560" calcext:value-type="float">
            <text:p>2560</text:p>
          </table:table-cell>
          <table:table-cell table:number-columns-repeated="9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4.52332366666667" calcext:value-type="float">
            <text:p>4,52332</text:p>
          </table:table-cell>
          <table:table-cell table:style-name="ce13" table:formula="of:=[$data.$E5]" office:value-type="float" office:value="9.06682033333333" calcext:value-type="float">
            <text:p>9,06682</text:p>
          </table:table-cell>
          <table:table-cell table:style-name="ce13" table:formula="of:=[$data.$E8]" office:value-type="float" office:value="17.9750066666667" calcext:value-type="float">
            <text:p>17,97501</text:p>
          </table:table-cell>
          <table:table-cell table:style-name="ce13" table:formula="of:=[$data.$E11]" office:value-type="float" office:value="35.5103113333333" calcext:value-type="float">
            <text:p>35,51031</text:p>
          </table:table-cell>
          <table:table-cell table:style-name="ce13" table:formula="of:=[$data.$E14]" office:value-type="float" office:value="70.8755723333333" calcext:value-type="float">
            <text:p>70,87557</text:p>
          </table:table-cell>
          <table:table-cell table:number-columns-repeated="9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2.26849333333333" calcext:value-type="float">
            <text:p>2,26849</text:p>
          </table:table-cell>
          <table:table-cell table:style-name="ce14" table:formula="of:=[$data.$E20]" office:value-type="float" office:value="4.499286" calcext:value-type="float">
            <text:p>4,49929</text:p>
          </table:table-cell>
          <table:table-cell table:style-name="ce14" table:formula="of:=[$data.$E23]" office:value-type="float" office:value="9.249345" calcext:value-type="float">
            <text:p>9,24935</text:p>
          </table:table-cell>
          <table:table-cell table:style-name="ce14" table:formula="of:=[$data.$E26]" office:value-type="float" office:value="18.587517" calcext:value-type="float">
            <text:p>18,58752</text:p>
          </table:table-cell>
          <table:table-cell table:style-name="ce14" table:formula="of:=[$data.$E29]" office:value-type="float" office:value="37.056032" calcext:value-type="float">
            <text:p>37,05603</text:p>
          </table:table-cell>
          <table:table-cell table:number-columns-repeated="9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23190566666667" calcext:value-type="float">
            <text:p>1,23191</text:p>
          </table:table-cell>
          <table:table-cell table:style-name="ce13" table:formula="of:=[$data.$E35]" office:value-type="float" office:value="2.41615533333333" calcext:value-type="float">
            <text:p>2,41616</text:p>
          </table:table-cell>
          <table:table-cell table:style-name="ce13" table:formula="of:=[$data.$E38]" office:value-type="float" office:value="4.780787" calcext:value-type="float">
            <text:p>4,78079</text:p>
          </table:table-cell>
          <table:table-cell table:style-name="ce13" table:formula="of:=[$data.$E41]" office:value-type="float" office:value="9.46083333333333" calcext:value-type="float">
            <text:p>9,46083</text:p>
          </table:table-cell>
          <table:table-cell table:style-name="ce13" table:formula="of:=[$data.$E44]" office:value-type="float" office:value="18.7315103333333" calcext:value-type="float">
            <text:p>18,73151</text:p>
          </table:table-cell>
          <table:table-cell table:number-columns-repeated="9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84366333333333" calcext:value-type="float">
            <text:p>0,68437</text:p>
          </table:table-cell>
          <table:table-cell table:style-name="ce14" table:formula="of:=[$data.$E50]" office:value-type="float" office:value="1.317102" calcext:value-type="float">
            <text:p>1,31710</text:p>
          </table:table-cell>
          <table:table-cell table:style-name="ce14" table:formula="of:=[$data.$E53]" office:value-type="float" office:value="2.62224366666667" calcext:value-type="float">
            <text:p>2,62224</text:p>
          </table:table-cell>
          <table:table-cell table:style-name="ce14" table:formula="of:=[$data.$E56]" office:value-type="float" office:value="5.17320666666667" calcext:value-type="float">
            <text:p>5,17321</text:p>
          </table:table-cell>
          <table:table-cell table:style-name="ce14" table:formula="of:=[$data.$E59]" office:value-type="float" office:value="10.2428966666667" calcext:value-type="float">
            <text:p>10,24290</text:p>
          </table:table-cell>
          <table:table-cell table:number-columns-repeated="9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564783333333333" calcext:value-type="float">
            <text:p>0,56478</text:p>
          </table:table-cell>
          <table:table-cell table:style-name="ce13" table:formula="of:=[$data.$E65]" office:value-type="float" office:value="1.02116266666667" calcext:value-type="float">
            <text:p>1,02116</text:p>
          </table:table-cell>
          <table:table-cell table:style-name="ce13" table:formula="of:=[$data.$E68]" office:value-type="float" office:value="1.942349" calcext:value-type="float">
            <text:p>1,94235</text:p>
          </table:table-cell>
          <table:table-cell table:style-name="ce13" table:formula="of:=[$data.$E71]" office:value-type="float" office:value="3.81205266666667" calcext:value-type="float">
            <text:p>3,81205</text:p>
          </table:table-cell>
          <table:table-cell table:style-name="ce13" table:formula="of:=[$data.$E74]" office:value-type="float" office:value="7.29493733333333" calcext:value-type="float">
            <text:p>7,29494</text:p>
          </table:table-cell>
          <table:table-cell table:number-columns-repeated="904"/>
        </table:table-row>
        <table:table-row table:style-name="ro1">
          <table:table-cell table:style-name="ce6" table:number-columns-repeated="6"/>
          <table:table-cell table:number-columns-repeated="904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60" calcext:value-type="float">
            <text:p>160</text:p>
          </table:table-cell>
          <table:table-cell table:style-name="ce17" table:formula="of:=[.C3]" office:value-type="float" office:value="320" calcext:value-type="float">
            <text:p>320</text:p>
          </table:table-cell>
          <table:table-cell table:style-name="ce17" table:formula="of:=[.D3]" office:value-type="float" office:value="640" calcext:value-type="float">
            <text:p>640</text:p>
          </table:table-cell>
          <table:table-cell table:style-name="ce17" table:formula="of:=[.E3]" office:value-type="float" office:value="1280" calcext:value-type="float">
            <text:p>1280</text:p>
          </table:table-cell>
          <table:table-cell table:style-name="ce17" table:formula="of:=[.F3]" office:value-type="float" office:value="2560" calcext:value-type="float">
            <text:p>2560</text:p>
          </table:table-cell>
          <table:table-cell table:number-columns-repeated="9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9397705966368" calcext:value-type="float">
            <text:p>1,9940</text:p>
          </table:table-cell>
          <table:table-cell table:style-name="ce21" table:formula="of:=[.C4]/[.C5]" office:value-type="float" office:value="2.01516870306385" calcext:value-type="float">
            <text:p>2,0152</text:p>
          </table:table-cell>
          <table:table-cell table:style-name="ce21" table:formula="of:=[.D4]/[.D5]" office:value-type="float" office:value="1.9433815763891" calcext:value-type="float">
            <text:p>1,9434</text:p>
          </table:table-cell>
          <table:table-cell table:style-name="ce21" table:formula="of:=[.E4]/[.E5]" office:value-type="float" office:value="1.91043867415607" calcext:value-type="float">
            <text:p>1,9104</text:p>
          </table:table-cell>
          <table:table-cell table:style-name="ce21" table:formula="of:=[.F4]/[.F5]" office:value-type="float" office:value="1.91265951878856" calcext:value-type="float">
            <text:p>1,9127</text:p>
          </table:table-cell>
          <table:table-cell table:number-columns-repeated="9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67181009801346" calcext:value-type="float">
            <text:p>3,6718</text:p>
          </table:table-cell>
          <table:table-cell table:style-name="ce20" table:formula="of:=[.C4]/[.C6]" office:value-type="float" office:value="3.75258171866985" calcext:value-type="float">
            <text:p>3,7526</text:p>
          </table:table-cell>
          <table:table-cell table:style-name="ce20" table:formula="of:=[.D4]/[.D6]" office:value-type="float" office:value="3.75984260889821" calcext:value-type="float">
            <text:p>3,7598</text:p>
          </table:table-cell>
          <table:table-cell table:style-name="ce20" table:formula="of:=[.E4]/[.E6]" office:value-type="float" office:value="3.75340206112922" calcext:value-type="float">
            <text:p>3,7534</text:p>
          </table:table-cell>
          <table:table-cell table:style-name="ce20" table:formula="of:=[.F4]/[.F6]" office:value-type="float" office:value="3.78376175076539" calcext:value-type="float">
            <text:p>3,7838</text:p>
          </table:table-cell>
          <table:table-cell table:number-columns-repeated="9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6.60950640957889" calcext:value-type="float">
            <text:p>6,6095</text:p>
          </table:table-cell>
          <table:table-cell table:style-name="ce21" table:formula="of:=[.C4]/[.C7]" office:value-type="float" office:value="6.88391660883769" calcext:value-type="float">
            <text:p>6,8839</text:p>
          </table:table-cell>
          <table:table-cell table:style-name="ce21" table:formula="of:=[.D4]/[.D7]" office:value-type="float" office:value="6.85481936524841" calcext:value-type="float">
            <text:p>6,8548</text:p>
          </table:table-cell>
          <table:table-cell table:style-name="ce21" table:formula="of:=[.E4]/[.E7]" office:value-type="float" office:value="6.86427464074507" calcext:value-type="float">
            <text:p>6,8643</text:p>
          </table:table-cell>
          <table:table-cell table:style-name="ce21" table:formula="of:=[.F4]/[.F7]" office:value-type="float" office:value="6.9194852432694" calcext:value-type="float">
            <text:p>6,9195</text:p>
          </table:table-cell>
          <table:table-cell table:number-columns-repeated="90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8.00895387611769" calcext:value-type="float">
            <text:p>8,0090</text:p>
          </table:table-cell>
          <table:table-cell table:style-name="ce20" table:formula="of:=[.C4]/[.C8]" office:value-type="float" office:value="8.87891873576786" calcext:value-type="float">
            <text:p>8,8789</text:p>
          </table:table-cell>
          <table:table-cell table:style-name="ce20" table:formula="of:=[.D4]/[.D8]" office:value-type="float" office:value="9.25426206447279" calcext:value-type="float">
            <text:p>9,2543</text:p>
          </table:table-cell>
          <table:table-cell table:style-name="ce20" table:formula="of:=[.E4]/[.E8]" office:value-type="float" office:value="9.31527301389155" calcext:value-type="float">
            <text:p>9,3153</text:p>
          </table:table-cell>
          <table:table-cell table:style-name="ce20" table:formula="of:=[.F4]/[.F8]" office:value-type="float" office:value="9.71572051886943" calcext:value-type="float">
            <text:p>9,7157</text:p>
          </table:table-cell>
          <table:table-cell table:number-columns-repeated="904"/>
        </table:table-row>
        <table:table-row table:style-name="ro2">
          <table:table-cell table:style-name="ce6" table:number-columns-repeated="6"/>
          <table:table-cell table:number-columns-repeated="904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60" calcext:value-type="float">
            <text:p>160</text:p>
          </table:table-cell>
          <table:table-cell table:style-name="ce1" table:formula="of:=[.C12]" office:value-type="float" office:value="320" calcext:value-type="float">
            <text:p>320</text:p>
          </table:table-cell>
          <table:table-cell table:style-name="ce1" table:formula="of:=[.D12]" office:value-type="float" office:value="640" calcext:value-type="float">
            <text:p>640</text:p>
          </table:table-cell>
          <table:table-cell table:style-name="ce1" table:formula="of:=[.E12]" office:value-type="float" office:value="1280" calcext:value-type="float">
            <text:p>1280</text:p>
          </table:table-cell>
          <table:table-cell table:style-name="ce1" table:formula="of:=[.F12]" office:value-type="float" office:value="2560" calcext:value-type="float">
            <text:p>2560</text:p>
          </table:table-cell>
          <table:table-cell table:number-columns-repeated="90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96988529831842" calcext:value-type="float">
            <text:p>0,9970</text:p>
          </table:table-cell>
          <table:table-cell table:style-name="ce21" table:formula="of:=[.C14]/[.$A$23]" office:value-type="float" office:value="1.00758435153192" calcext:value-type="float">
            <text:p>1,0076</text:p>
          </table:table-cell>
          <table:table-cell table:style-name="ce21" table:formula="of:=[.D14]/[.$A$23]" office:value-type="float" office:value="0.971690788194552" calcext:value-type="float">
            <text:p>0,9717</text:p>
          </table:table-cell>
          <table:table-cell table:style-name="ce21" table:formula="of:=[.E14]/[.$A$23]" office:value-type="float" office:value="0.955219337078033" calcext:value-type="float">
            <text:p>0,9552</text:p>
          </table:table-cell>
          <table:table-cell table:style-name="ce21" table:formula="of:=[.F14]/[.$A$23]" office:value-type="float" office:value="0.956329759394278" calcext:value-type="float">
            <text:p>0,9563</text:p>
          </table:table-cell>
          <table:table-cell table:number-columns-repeated="9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17952524503364" calcext:value-type="float">
            <text:p>0,9180</text:p>
          </table:table-cell>
          <table:table-cell table:style-name="ce20" table:formula="of:=[.C15]/[.$A$24]" office:value-type="float" office:value="0.938145429667463" calcext:value-type="float">
            <text:p>0,9381</text:p>
          </table:table-cell>
          <table:table-cell table:style-name="ce20" table:formula="of:=[.D15]/[.$A$24]" office:value-type="float" office:value="0.939960652224554" calcext:value-type="float">
            <text:p>0,9400</text:p>
          </table:table-cell>
          <table:table-cell table:style-name="ce20" table:formula="of:=[.E15]/[.$A$24]" office:value-type="float" office:value="0.938350515282304" calcext:value-type="float">
            <text:p>0,9384</text:p>
          </table:table-cell>
          <table:table-cell table:style-name="ce20" table:formula="of:=[.F15]/[.$A$24]" office:value-type="float" office:value="0.945940437691347" calcext:value-type="float">
            <text:p>0,9459</text:p>
          </table:table-cell>
          <table:table-cell table:number-columns-repeated="9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1.10158440159648" calcext:value-type="float">
            <text:p>1,1016</text:p>
          </table:table-cell>
          <table:table-cell table:style-name="ce21" table:formula="of:=[.C16]/6" office:value-type="float" office:value="1.14731943480628" calcext:value-type="float">
            <text:p>1,1473</text:p>
          </table:table-cell>
          <table:table-cell table:style-name="ce21" table:formula="of:=[.D16]/6" office:value-type="float" office:value="1.14246989420807" calcext:value-type="float">
            <text:p>1,1425</text:p>
          </table:table-cell>
          <table:table-cell table:style-name="ce21" table:formula="of:=[.E16]/6" office:value-type="float" office:value="1.14404577345751" calcext:value-type="float">
            <text:p>1,1440</text:p>
          </table:table-cell>
          <table:table-cell table:style-name="ce21" table:formula="of:=[.F16]/6" office:value-type="float" office:value="1.1532475405449" calcext:value-type="float">
            <text:p>1,1532</text:p>
          </table:table-cell>
          <table:table-cell table:number-columns-repeated="90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33482564601961" calcext:value-type="float">
            <text:p>1,3348</text:p>
          </table:table-cell>
          <table:table-cell table:style-name="ce20" table:formula="of:=[.C17]/6" office:value-type="float" office:value="1.47981978929464" calcext:value-type="float">
            <text:p>1,4798</text:p>
          </table:table-cell>
          <table:table-cell table:style-name="ce20" table:formula="of:=[.D17]/6" office:value-type="float" office:value="1.54237701074547" calcext:value-type="float">
            <text:p>1,5424</text:p>
          </table:table-cell>
          <table:table-cell table:style-name="ce20" table:formula="of:=[.E17]/6" office:value-type="float" office:value="1.55254550231526" calcext:value-type="float">
            <text:p>1,5525</text:p>
          </table:table-cell>
          <table:table-cell table:style-name="ce20" table:formula="of:=[.F17]/6" office:value-type="float" office:value="1.61928675314491" calcext:value-type="float">
            <text:p>1,6193</text:p>
          </table:table-cell>
          <table:table-cell table:number-columns-repeated="904"/>
        </table:table-row>
        <table:table-row table:style-name="ro2" table:number-rows-repeated="1048547">
          <table:table-cell table:number-columns-repeated="910"/>
        </table:table-row>
        <table:table-row table:style-name="ro3" table:number-rows-repeated="2">
          <table:table-cell table:number-columns-repeated="910"/>
        </table:table-row>
        <table:table-row table:style-name="ro3">
          <table:table-cell table:number-columns-repeated="910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row table:style-name="ro4">
          <table:table-cell table:style-name="ce25" table:number-columns-spanned="5" table:number-rows-spanned="1"/>
          <table:covered-table-cell table:number-columns-repeated="4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.52243" calcext:value-type="float">
            <text:p>4,52243</text:p>
          </table:table-cell>
          <table:table-cell table:formula="of:=AVERAGE([.D2:.D4])" office:value-type="float" office:value="4.52332366666667" calcext:value-type="float">
            <text:p>4,523323666666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.508352" calcext:value-type="float">
            <text:p>4,50835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.539189" calcext:value-type="float">
            <text:p>4,539189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9.096691" calcext:value-type="float">
            <text:p>9,096691</text:p>
          </table:table-cell>
          <table:table-cell table:formula="of:=AVERAGE([.D5:.D7])" office:value-type="float" office:value="9.06682033333333" calcext:value-type="float">
            <text:p>9,0668203333333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9.012706" calcext:value-type="float">
            <text:p>9,012706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9.091064" calcext:value-type="float">
            <text:p>9,091064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7.955564" calcext:value-type="float">
            <text:p>17,955564</text:p>
          </table:table-cell>
          <table:table-cell table:formula="of:=AVERAGE([.D8:.D10])" office:value-type="float" office:value="17.9750066666667" calcext:value-type="float">
            <text:p>17,97500666666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7.909362" calcext:value-type="float">
            <text:p>17,90936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8.060094" calcext:value-type="float">
            <text:p>18,060094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5.618084" calcext:value-type="float">
            <text:p>35,618084</text:p>
          </table:table-cell>
          <table:table-cell table:formula="of:=AVERAGE([.D11:.D13])" office:value-type="float" office:value="35.5103113333333" calcext:value-type="float">
            <text:p>35,510311333333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5.444517" calcext:value-type="float">
            <text:p>35,44451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5.468333" calcext:value-type="float">
            <text:p>35,46833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0.823838" calcext:value-type="float">
            <text:p>70,823838</text:p>
          </table:table-cell>
          <table:table-cell table:formula="of:=AVERAGE([.D14:.D16])" office:value-type="float" office:value="70.8755723333333" calcext:value-type="float">
            <text:p>70,875572333333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0.858503" calcext:value-type="float">
            <text:p>70,85850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0.944376" calcext:value-type="float">
            <text:p>70,944376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.266892" calcext:value-type="float">
            <text:p>2,266892</text:p>
          </table:table-cell>
          <table:table-cell table:formula="of:=AVERAGE([.D17:.D19])" office:value-type="float" office:value="2.26849333333333" calcext:value-type="float">
            <text:p>2,2684933333333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.26953" calcext:value-type="float">
            <text:p>2,26953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.269058" calcext:value-type="float">
            <text:p>2,269058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4.509973" calcext:value-type="float">
            <text:p>4,509973</text:p>
          </table:table-cell>
          <table:table-cell table:formula="of:=AVERAGE([.D20:.D22])" office:value-type="float" office:value="4.499286" calcext:value-type="float">
            <text:p>4,49928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4.466632" calcext:value-type="float">
            <text:p>4,466632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4.521253" calcext:value-type="float">
            <text:p>4,521253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9.089161" calcext:value-type="float">
            <text:p>9,089161</text:p>
          </table:table-cell>
          <table:table-cell table:formula="of:=AVERAGE([.D23:.D25])" office:value-type="float" office:value="9.249345" calcext:value-type="float">
            <text:p>9,24934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9.443718" calcext:value-type="float">
            <text:p>9,443718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9.215156" calcext:value-type="float">
            <text:p>9,215156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18.623064" calcext:value-type="float">
            <text:p>18,623064</text:p>
          </table:table-cell>
          <table:table-cell table:formula="of:=AVERAGE([.D26:.D28])" office:value-type="float" office:value="18.587517" calcext:value-type="float">
            <text:p>18,58751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18.34578" calcext:value-type="float">
            <text:p>18,34578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18.793707" calcext:value-type="float">
            <text:p>18,79370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36.975781" calcext:value-type="float">
            <text:p>36,975781</text:p>
          </table:table-cell>
          <table:table-cell table:formula="of:=AVERAGE([.D29:.D31])" office:value-type="float" office:value="37.056032" calcext:value-type="float">
            <text:p>37,05603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37.095937" calcext:value-type="float">
            <text:p>37,09593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37.096378" calcext:value-type="float">
            <text:p>37,09637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.234997" calcext:value-type="float">
            <text:p>1,234997</text:p>
          </table:table-cell>
          <table:table-cell table:formula="of:=AVERAGE([.D32:.D34])" office:value-type="float" office:value="1.23190566666667" calcext:value-type="float">
            <text:p>1,2319056666666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.228083" calcext:value-type="float">
            <text:p>1,228083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.232637" calcext:value-type="float">
            <text:p>1,232637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2.438228" calcext:value-type="float">
            <text:p>2,438228</text:p>
          </table:table-cell>
          <table:table-cell table:formula="of:=AVERAGE([.D35:.D37])" office:value-type="float" office:value="2.41615533333333" calcext:value-type="float">
            <text:p>2,416155333333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2.377484" calcext:value-type="float">
            <text:p>2,377484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2.432754" calcext:value-type="float">
            <text:p>2,432754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4.778049" calcext:value-type="float">
            <text:p>4,778049</text:p>
          </table:table-cell>
          <table:table-cell table:formula="of:=AVERAGE([.D38:.D40])" office:value-type="float" office:value="4.780787" calcext:value-type="float">
            <text:p>4,78078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4.771912" calcext:value-type="float">
            <text:p>4,771912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4.7924" calcext:value-type="float">
            <text:p>4,7924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9.425895" calcext:value-type="float">
            <text:p>9,425895</text:p>
          </table:table-cell>
          <table:table-cell table:formula="of:=AVERAGE([.D41:.D43])" office:value-type="float" office:value="9.46083333333333" calcext:value-type="float">
            <text:p>9,460833333333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9.466941" calcext:value-type="float">
            <text:p>9,466941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9.489664" calcext:value-type="float">
            <text:p>9,489664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8.875826" calcext:value-type="float">
            <text:p>18,875826</text:p>
          </table:table-cell>
          <table:table-cell table:formula="of:=AVERAGE([.D44:.D46])" office:value-type="float" office:value="18.7315103333333" calcext:value-type="float">
            <text:p>18,73151033333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8.619921" calcext:value-type="float">
            <text:p>18,619921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8.698784" calcext:value-type="float">
            <text:p>18,698784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700178" calcext:value-type="float">
            <text:p>0,700178</text:p>
          </table:table-cell>
          <table:table-cell table:formula="of:=AVERAGE([.D47:.D49])" office:value-type="float" office:value="0.684366333333333" calcext:value-type="float">
            <text:p>0,68436633333333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676056" calcext:value-type="float">
            <text:p>0,676056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676865" calcext:value-type="float">
            <text:p>0,676865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315115" calcext:value-type="float">
            <text:p>1,315115</text:p>
          </table:table-cell>
          <table:table-cell table:formula="of:=AVERAGE([.D50:.D52])" office:value-type="float" office:value="1.317102" calcext:value-type="float">
            <text:p>1,3171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32135" calcext:value-type="float">
            <text:p>1,32135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314841" calcext:value-type="float">
            <text:p>1,31484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2.608135" calcext:value-type="float">
            <text:p>2,608135</text:p>
          </table:table-cell>
          <table:table-cell table:formula="of:=AVERAGE([.D53:.D55])" office:value-type="float" office:value="2.62224366666667" calcext:value-type="float">
            <text:p>2,6222436666666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2.625224" calcext:value-type="float">
            <text:p>2,625224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2.633372" calcext:value-type="float">
            <text:p>2,633372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5.172619" calcext:value-type="float">
            <text:p>5,172619</text:p>
          </table:table-cell>
          <table:table-cell table:formula="of:=AVERAGE([.D56:.D58])" office:value-type="float" office:value="5.17320666666667" calcext:value-type="float">
            <text:p>5,1732066666666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5.165462" calcext:value-type="float">
            <text:p>5,165462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5.181539" calcext:value-type="float">
            <text:p>5,181539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0.236999" calcext:value-type="float">
            <text:p>10,236999</text:p>
          </table:table-cell>
          <table:table-cell table:formula="of:=AVERAGE([.D59:.D61])" office:value-type="float" office:value="10.2428966666667" calcext:value-type="float">
            <text:p>10,242896666666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0.252521" calcext:value-type="float">
            <text:p>10,25252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10.23917" calcext:value-type="float">
            <text:p>10,23917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557485" calcext:value-type="float">
            <text:p>0,557485</text:p>
          </table:table-cell>
          <table:table-cell table:formula="of:=AVERAGE([.D62:.D64])" office:value-type="float" office:value="0.564783333333333" calcext:value-type="float">
            <text:p>0,56478333333333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547883" calcext:value-type="float">
            <text:p>0,547883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.588982" calcext:value-type="float">
            <text:p>0,588982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022225" calcext:value-type="float">
            <text:p>1,022225</text:p>
          </table:table-cell>
          <table:table-cell table:formula="of:=AVERAGE([.D65:.D67])" office:value-type="float" office:value="1.02116266666667" calcext:value-type="float">
            <text:p>1,0211626666666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005045" calcext:value-type="float">
            <text:p>1,005045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1.036218" calcext:value-type="float">
            <text:p>1,036218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.974619" calcext:value-type="float">
            <text:p>1,974619</text:p>
          </table:table-cell>
          <table:table-cell table:formula="of:=AVERAGE([.D68:.D70])" office:value-type="float" office:value="1.942349" calcext:value-type="float">
            <text:p>1,94234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.921664" calcext:value-type="float">
            <text:p>1,921664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1.930764" calcext:value-type="float">
            <text:p>1,930764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.75834" calcext:value-type="float">
            <text:p>3,75834</text:p>
          </table:table-cell>
          <table:table-cell table:formula="of:=AVERAGE([.D71:.D73])" office:value-type="float" office:value="3.81205266666667" calcext:value-type="float">
            <text:p>3,8120526666666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.710081" calcext:value-type="float">
            <text:p>3,710081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float" office:value="3.967737" calcext:value-type="float">
            <text:p>3,967737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.210012" calcext:value-type="float">
            <text:p>7,210012</text:p>
          </table:table-cell>
          <table:table-cell table:formula="of:=AVERAGE([.D74:.D76])" office:value-type="float" office:value="7.29493733333333" calcext:value-type="float">
            <text:p>7,2949373333333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.150011" calcext:value-type="float">
            <text:p>7,150011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7.524789" calcext:value-type="float">
            <text:p>7,5247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3" number:min-decimal-places="3" number:min-integer-digits="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R$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4">
      <number:day/>
      <number:text>/</number:text>
      <number:month number:textual="true"/>
      <number:text>/</number:text>
      <number:year/>
    </number:date-style>
    <number:number-style style:name="N124">
      <number:number number:decimal-places="1" number:min-decimal-places="1" number:min-integer-digits="1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4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23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time-style style:name="N139">
      <number:minutes number:style="long"/>
      <number:text>:</number:text>
      <number:seconds number:style="long"/>
    </number:time-style>
    <number:date-style style:name="N122">
      <number:month number:textual="true"/>
      <number:text>/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09">
      <number:day/>
      <number:text>/</number:text>
      <number:month/>
      <number:text>/</number:text>
      <number:year number:style="long"/>
    </number:date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21">
      <number:number number:decimal-places="4" number:min-decimal-places="4" number:min-integer-digits="1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30">
      <number:day/>
      <number:text>/</number:text>
      <number:month number:textual="true"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5" number:min-decimal-places="5"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7T12:23:49.680053745</dc:date>
    <meta:editing-duration>PT8H36M14S</meta:editing-duration>
    <meta:editing-cycles>34</meta:editing-cycles>
    <meta:generator>LibreOffice/7.3.7.2$Linux_X86_64 LibreOffice_project/30$Build-2</meta:generator>
    <meta:document-statistic meta:table-count="2" meta:cell-count="439" meta:object-count="0"/>
  </office:meta>
</office:document-meta>
</file>